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5" style:family="paragraph" style:parent-style-name="Thesis_5f_Heading1" style:list-style-name="Thesis_5f_numbering" style:master-page-name="Thesis_5f_bodyPage">
      <style:paragraph-properties style:page-number="auto"/>
      <style:text-properties officeooo:paragraph-rsid="004060d9"/>
    </style:style>
    <style:style style:name="P6" style:family="paragraph" style:parent-style-name="Thesis_5f_body" style:list-style-name="L1">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9893539" text:style-name="Thesis_5f_numbering">
        <text:list-item>
          <text:p text:style-name="P5">Увод</text:p>
        </text:list-item>
      </text:list>
      <text:p text:style-name="P1">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1944187722" text:style-name="L1">
        <text:list-item>
          <text:p text:style-name="P6">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6">ендофауна <text:span text:style-name="T22">(инфауна)</text:span> – организми, обитаващи седиментите в дълбочина (почти всички червеи и миди).</text:p>
        </text:list-item>
      </text:list>
      <text:p text:style-name="P1"><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1"><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1"><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1"><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1"><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1"><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4">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1"><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1"><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1"><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4M3S</meta:editing-duration>
    <meta:editing-cycles>5</meta:editing-cycles>
    <meta:generator>LibreOffice/5.3.2.2$Linux_X86_64 LibreOffice_project/6cd4f1ef626f15116896b1d8e1398b56da0d0ee1</meta:generator>
    <meta:initial-creator>K</meta:initial-creator>
    <dc:date>2017-04-26T12:49:50.450684485</dc:date>
    <dc:creator>K</dc:creator>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7-04-26T12:35:13.323631045"/>
  </office:meta>
</office:document-meta>
</file>